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652A76D8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Pictures/2000000A000000DF000000DF652A76D8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Liberation Sans" style:font-name-complex="Liberation Sans" style:font-name="Liberation Sans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0.567cm" svg:height="11.926cm" svg:x="12.445cm" svg:y="1.274cm">
            <draw:object draw:notify-on-update-of-ranges="Tabelle1.A2:Tabelle1.A13 Tabelle1.B1:Tabelle1.B1 Tabelle1.B2:Tabelle1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0.402cm" svg:height="10.518cm" svg:x="12.445cm" svg:y="13.572cm">
            <draw:object draw:notify-on-update-of-ranges="Tabelle1.C1:Tabelle1.C1 Tabelle1.A2:Tabelle1.A13 Tabelle1.C2:Tabelle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I[mA]</text:p>
          </table:table-cell>
          <table:table-cell table:style-name="ce2" office:value-type="string" calcext:value-type="string">
            <text:p>U[V]</text:p>
          </table:table-cell>
          <table:table-cell table:style-name="Default" office:value-type="string" calcext:value-type="string">
            <text:p>R[<text:span text:style-name="T1">Ω]</text:span>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.14" calcext:value-type="float">
            <text:p>2.14</text:p>
          </table:table-cell>
          <table:table-cell table:formula="of:=[.B2]/([.A2]*(10^-3))" office:value-type="float" office:value="74.0484429065744" calcext:value-type="float">
            <text:p>74.0484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4.116" calcext:value-type="float">
            <text:p>4.116</text:p>
          </table:table-cell>
          <table:table-cell table:formula="of:=[.B3]/([.A3]*(10^-3))" office:value-type="float" office:value="97.3970657832466" calcext:value-type="float">
            <text:p>97.3971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6.211" calcext:value-type="float">
            <text:p>6.211</text:p>
          </table:table-cell>
          <table:table-cell table:formula="of:=[.B4]/([.A4]*(10^-3))" office:value-type="float" office:value="115.125115848007" calcext:value-type="float">
            <text:p>115.1251</text:p>
          </table:table-cell>
        </table:table-row>
        <table:table-row table:style-name="ro1">
          <table:table-cell office:value-type="float" office:value="63.96" calcext:value-type="float">
            <text:p>63.96</text:p>
          </table:table-cell>
          <table:table-cell office:value-type="float" office:value="8.26" calcext:value-type="float">
            <text:p>8.26</text:p>
          </table:table-cell>
          <table:table-cell table:formula="of:=[.B5]/([.A5]*(10^-3))" office:value-type="float" office:value="129.143214509068" calcext:value-type="float">
            <text:p>129.14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31" calcext:value-type="float">
            <text:p>10.31</text:p>
          </table:table-cell>
          <table:table-cell table:formula="of:=[.B6]/([.A6]*(10^-3))" office:value-type="float" office:value="141.232876712329" calcext:value-type="float">
            <text:p>141.2329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12.43" calcext:value-type="float">
            <text:p>12.43</text:p>
          </table:table-cell>
          <table:table-cell table:formula="of:=[.B7]/([.A7]*(10^-3))" office:value-type="float" office:value="152.141982864137" calcext:value-type="float">
            <text:p>152.1420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11.41" calcext:value-type="float">
            <text:p>11.41</text:p>
          </table:table-cell>
          <table:table-cell table:formula="of:=[.B8]/([.A8]*(10^-3))" office:value-type="float" office:value="146.846846846847" calcext:value-type="float">
            <text:p>146.846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9.27" calcext:value-type="float">
            <text:p>9.27</text:p>
          </table:table-cell>
          <table:table-cell table:formula="of:=[.B9]/([.A9]*(10^-3))" office:value-type="float" office:value="135.131195335277" calcext:value-type="float">
            <text:p>135.1312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7.27" calcext:value-type="float">
            <text:p>7.27</text:p>
          </table:table-cell>
          <table:table-cell table:formula="of:=[.B10]/([.A10]*(10^-3))" office:value-type="float" office:value="122.596964586847" calcext:value-type="float">
            <text:p>122.5970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5.186" calcext:value-type="float">
            <text:p>5.186</text:p>
          </table:table-cell>
          <table:table-cell table:formula="of:=[.B11]/([.A11]*(10^-3))" office:value-type="float" office:value="107.148760330579" calcext:value-type="float">
            <text:p>107.1488</text:p>
          </table:table-cell>
        </table:table-row>
        <table:table-row table:style-name="ro1">
          <table:table-cell office:value-type="float" office:value="35.89" calcext:value-type="float">
            <text:p>35.89</text:p>
          </table:table-cell>
          <table:table-cell office:value-type="float" office:value="3.117" calcext:value-type="float">
            <text:p>3.117</text:p>
          </table:table-cell>
          <table:table-cell table:formula="of:=[.B12]/([.A12]*(10^-3))" office:value-type="float" office:value="86.8487043744776" calcext:value-type="float">
            <text:p>86.8487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.068" calcext:value-type="float">
            <text:p>1.068</text:p>
          </table:table-cell>
          <table:table-cell table:formula="of:=[.B13]/([.A13]*(10^-3))" office:value-type="float" office:value="53.7764350453172" calcext:value-type="float">
            <text:p>53.7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1:17:57.470931296</meta:creation-date>
    <dc:date>2015-03-26T20:36:16.929318042</dc:date>
    <meta:editing-duration>PT23H5M14S</meta:editing-duration>
    <meta:editing-cycles>3</meta:editing-cycles>
    <meta:generator>LibreOffice/4.2.7.2$Linux_X86_64 LibreOffice_project/420m0$Build-2</meta:generator>
    <meta:document-statistic meta:table-count="1" meta:cell-count="39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>
        <chart:symbol-image xlink:href="Pictures/2000000A000000DF000000DF652A76D8.svm" xlink:type="simple" xlink:actuate="onLoad"/>
      </style:chart-properties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onstant">
        <chart:symbol-image xlink:href="Pictures/2000000A000000DF000000DF652A76D8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0" loext:regression-extrapolate-backward="100" loext:regression-force-intercept="false" loext:regression-intercept-value="0" chart:regression-type="linear"/>
      <style:graphic-properties svg:stroke-color="#ff420e"/>
    </style:style>
    <style:style style:name="ch11" style:family="chart" style:data-style-name="N106">
      <style:text-properties fo:color="#ff420e"/>
    </style:style>
    <style:style style:name="ch12" style:family="chart">
      <style:chart-properties chart:error-lower-limit="2.7" chart:error-upper-limit="2.7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1.8" chart:error-upper-limit="1.8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03cm" svg:height="10.519cm" xlink:href=".." xlink:type="simple" chart:class="chart:scatter" chart:style-name="ch1">
        <chart:title svg:x="9.734cm" svg:y="0.346cm" chart:style-name="ch2">
          <text:p>R(I)</text:p>
        </chart:title>
        <chart:plot-area chart:style-name="ch3" table:cell-range-address="Tabelle1.C1:Tabelle1.C13 Tabelle1.A2:Tabelle1.A13" chart:data-source-has-labels="row" svg:x="1.419cm" svg:y="1.361cm" svg:width="18.576cm" svg:height="7.967cm">
          <chartooo:coordinate-region svg:x="2.04cm" svg:y="1.561cm" svg:width="17.252cm" svg:height="7.12cm"/>
          <chart:axis chart:dimension="x" chart:name="primary-x" chart:style-name="ch4">
            <chart:title svg:x="9.433cm" svg:y="9.538cm" chart:style-name="ch5">
              <text:p>Widerstand R [Ω]</text:p>
            </chart:title>
          </chart:axis>
          <chart:axis chart:dimension="y" chart:name="primary-y" chart:style-name="ch6">
            <chart:title svg:x="0.451cm" svg:y="6.46cm" chart:style-name="ch7">
              <text:p>Stromfluss I [A]</text:p>
            </chart:title>
            <chart:grid chart:style-name="ch8" chart:class="major"/>
          </chart:axis>
          <chart:series chart:style-name="ch9" chart:values-cell-range-address="Tabelle1.A2:Tabelle1.A13" chart:label-cell-address="Tabelle1.C1:Tabelle1.C1" chart:class="chart:scatter">
            <chart:domain table:cell-range-address="Tabelle1.C2:Tabelle1.C13"/>
            <chart:regression-curve chart:style-name="ch10">
              <chart:equation chart:display-equation="true" chart:display-r-square="true" svg:x="3.057cm" svg:y="2.288cm" chart:style-name="ch11"/>
            </chart:regression-curve>
            <chart:error-indicator chart:style-name="ch12" chart:dimension="x"/>
            <chart:error-indicator chart:style-name="ch13" chart:dimension="y"/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R[Ω]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0484429065744">
                <text:p>74.0484429065744</text:p>
                <draw:g>
                  <svg:desc>Tabelle1.C2:Tabelle1.C13</svg:desc>
                </draw:g>
              </table:table-cell>
              <table:table-cell office:value-type="float" office:value="28.9">
                <text:p>28.9</text:p>
                <draw:g>
                  <svg:desc>Tabelle1.A2:Tabelle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3970657832466">
                <text:p>97.3970657832466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125115848007">
                <text:p>115.125115848007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.143214509068">
                <text:p>129.143214509068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.232876712329">
                <text:p>141.2328767123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.141982864137">
                <text:p>152.14198286413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.846846846847">
                <text:p>146.846846846847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.131195335277">
                <text:p>135.13119533527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.596964586847">
                <text:p>122.59696458684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148760330579">
                <text:p>107.14876033057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8487043744776">
                <text:p>86.8487043744776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7764350453172">
                <text:p>53.7764350453172</text:p>
              </table:table-cell>
              <table:table-cell office:value-type="float" office:value="19.86">
                <text:p>19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652A76D8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>
        <chart:symbol-image xlink:href="Pictures/2000000A000000DF000000DF652A76D8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color="#ff420e"/>
    </style:style>
    <style:style style:name="ch10" style:family="chart" style:data-style-name="N106">
      <style:text-properties fo:color="#ff6600"/>
    </style:style>
    <style:style style:name="ch11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power"/>
      <style:graphic-properties svg:stroke-color="#7e0021"/>
    </style:style>
    <style:style style:name="ch12" style:family="chart" style:data-style-name="N106">
      <style:text-properties fo:color="#7e0021"/>
    </style:style>
    <style:style style:name="ch13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power"/>
      <style:graphic-properties svg:stroke-color="#4b1f6f"/>
    </style:style>
    <style:style style:name="ch14" style:family="chart" style:data-style-name="N106">
      <style:text-properties fo:color="#4b1f6f"/>
    </style:style>
    <style:style style:name="ch15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68cm" svg:height="11.927cm" xlink:href=".." xlink:type="simple" chart:class="chart:scatter" chart:style-name="ch1">
        <chart:title svg:x="9.076cm" svg:y="0.374cm" chart:style-name="ch2">
          <text:p>Regression</text:p>
        </chart:title>
        <chart:plot-area chart:style-name="ch3" table:cell-range-address="Tabelle1.A2:Tabelle1.B13 Tabelle1.B1:Tabelle1.B1" chart:data-source-has-labels="row" svg:x="1.422cm" svg:y="1.417cm" svg:width="18.735cm" svg:height="9.291cm">
          <chartooo:coordinate-region svg:x="2.043cm" svg:y="1.617cm" svg:width="17.927cm" svg:height="8.444cm"/>
          <chart:axis chart:dimension="x" chart:name="primary-x" chart:style-name="ch4">
            <chart:title svg:x="9.753cm" svg:y="10.946cm" chart:style-name="ch5">
              <text:p>Stromfluss [A]</text:p>
            </chart:title>
          </chart:axis>
          <chart:axis chart:dimension="y" chart:name="primary-y" chart:style-name="ch4">
            <chart:title svg:x="0.451cm" svg:y="7.098cm" chart:style-name="ch6">
              <text:p>Spannung [V]</text:p>
            </chart:title>
            <chart:grid chart:style-name="ch7" chart:class="major"/>
          </chart:axis>
          <chart:series chart:style-name="ch8" chart:values-cell-range-address="Tabelle1.B2:Tabelle1.B13" chart:label-cell-address="Tabelle1.B1:Tabelle1.B1" chart:class="chart:scatter">
            <chart:domain table:cell-range-address="Tabelle1.A2:Tabelle1.A13"/>
            <chart:regression-curve chart:style-name="ch9">
              <chart:equation chart:display-equation="true" chart:display-r-square="true" svg:x="3.44cm" svg:y="2.911cm" chart:style-name="ch10"/>
            </chart:regression-curve>
            <chart:regression-curve chart:style-name="ch11">
              <chart:equation chart:display-equation="true" chart:display-r-square="true" svg:x="3.405cm" svg:y="4.057cm" chart:style-name="ch12"/>
            </chart:regression-curve>
            <chart:regression-curve chart:style-name="ch13">
              <chart:equation chart:display-equation="true" chart:display-r-square="true" svg:x="3.423cm" svg:y="5.124cm" chart:style-name="ch14"/>
            </chart:regression-curve>
            <chart:error-indicator chart:style-name="ch15" chart:dimension="x"/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[V]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9">
                <text:p>28.9</text:p>
                <draw:g>
                  <svg:desc>Tabelle1.A2:Tabelle1.A13</svg:desc>
                </draw:g>
              </table:table-cell>
              <table:table-cell office:value-type="float" office:value="2.14">
                <text:p>2.14</text:p>
                <draw:g>
                  <svg:desc>Tabelle1.B2:Tabelle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26">
                <text:p>42.26</text:p>
              </table:table-cell>
              <table:table-cell office:value-type="float" office:value="4.116">
                <text:p>4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95">
                <text:p>53.95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96">
                <text:p>63.9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7">
                <text:p>81.7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7">
                <text:p>77.7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6">
                <text:p>68.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3">
                <text:p>59.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4">
                <text:p>48.4</text:p>
              </table:table-cell>
              <table:table-cell office:value-type="float" office:value="5.186">
                <text:p>5.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89">
                <text:p>35.89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6">
                <text:p>19.86</text:p>
              </table:table-cell>
              <table:table-cell office:value-type="float" office:value="1.068">
                <text:p>1.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